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ackground-color="#f79448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0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reged stas_build branch)</text:p>
          </table:table-cell>
          <table:table-cell table:number-columns-repeated="1021"/>
        </table:table-row>
        <table:table-row table:style-name="ro1">
          <table:table-cell table:style-name="ce2" table:formula="of:=SUM([.A2:.A23])" office:value-type="float" office:value="50.5" calcext:value-type="float">
            <text:p>50.5</text:p>
          </table:table-cell>
          <table:table-cell table:style-name="ce2" table:number-columns-repeated="1023"/>
        </table:table-row>
      </table:table>
      <table:table table:name="2019 (paid)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00/00/00</text:date>, <text:time style:data-style-name="N2" text:time-value="17:06:50.316625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3T17:18:54.691360849</dc:date>
    <meta:creation-date>2014-12-14T08:12:00Z</meta:creation-date>
    <meta:editing-cycles>549</meta:editing-cycles>
    <meta:editing-duration>PT23H7M25S</meta:editing-duration>
    <meta:generator>LibreOffice/6.0.7.3$Linux_X86_64 LibreOffice_project/00m0$Build-3</meta:generator>
    <meta:document-statistic meta:table-count="10" meta:cell-count="1645" meta:object-count="0"/>
  </office:meta>
</office:document-meta>
</file>